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placeholder text:placeholder-type="text">&lt;$name&gt;</text:placeholder> WORLD<text:placeholder text:placeholder-type="text">&lt;${varNull}&gt;</text:placeholder>ABC<text:placeholder text:placeholder-type="text">&lt;${varEmpty}&gt;</text:placeholder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43S</meta:editing-duration>
    <meta:editing-cycles>14</meta:editing-cycles>
    <meta:generator>OpenOffice.org/3.2$Win32 OpenOffice.org_project/320m12$Build-9483</meta:generator>
    <dc:date>2010-09-07T17:03:21.78</dc:date>
    <meta:document-statistic meta:table-count="0" meta:image-count="0" meta:object-count="0" meta:page-count="1" meta:paragraph-count="1" meta:word-count="3" meta:character-count="50"/>
    <meta:user-defined meta:name="Info 1"/>
    <meta:user-defined meta:name="Info 2"/>
    <meta:user-defined meta:name="Info 3"/>
    <meta:user-defined meta:name="Info 4"/>
  </office:meta>
</office:document-meta>
</file>